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marker-start="Symmetric_20_Arrow" draw:marker-end="Symmetric_20_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indent="0cm"/>
      <style:text-properties fo:font-size="9pt"/>
    </style:style>
    <style:style style:name="P4" style:family="paragraph"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667cm" svg:height="2.413cm" svg:x="5.445cm" svg:y="1.127cm">
          <text:p/>
        </draw:rect>
        <draw:rect draw:style-name="gr2" draw:text-style-name="P1" draw:layer="layout" svg:width="2.159cm" svg:height="0.889cm" svg:x="5.699cm" svg:y="2.397cm">
          <text:p text:style-name="P2"><text:span text:style-name="T1">Legacy</text:span></text:p>
          <text:p text:style-name="P2"><text:span text:style-name="T1">application</text:span></text:p>
        </draw:rect>
        <draw:frame draw:style-name="gr3" draw:text-style-name="P3" draw:layer="layout" svg:width="2.286cm" svg:height="0.635cm" svg:x="5.77cm" svg:y="1.381cm">
          <draw:text-box>
            <text:p text:style-name="P3"><text:span text:style-name="T1">wrapper.C</text:span></text:p>
          </draw:text-box>
        </draw:frame>
        <draw:rect draw:style-name="gr1" draw:text-style-name="P1" draw:layer="layout" svg:width="2.667cm" svg:height="2.413cm" svg:x="1.127cm" svg:y="1.127cm">
          <text:p text:style-name="P2">BOINC</text:p>
          <text:p text:style-name="P2">core client</text:p>
        </draw:rect>
        <draw:line draw:style-name="gr4" draw:text-style-name="P4" draw:layer="layout" svg:x1="3.794cm" svg:y1="2.143cm" svg:x2="5.445cm" svg:y2="2.1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4.063cm" fo:margin-left="1cm" fo:margin-right="12.478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David Anderson</meta:initial-creator>
    <meta:creation-date>2007-04-28T12:02:10</meta:creation-date>
    <dc:creator>David Anderson</dc:creator>
    <dc:date>2007-04-28T12:11:29</dc:date>
    <dc:language>en-US</dc:language>
    <meta:editing-cycles>2</meta:editing-cycles>
    <meta:editing-duration>PT9M24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